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8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3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Intro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Usage and distribution of H5P content types in the Ontario Reposi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d by <text:a xlink:href="https://peter.baumgartner.name/kontakt" xlink:type="simple">Peter Baumgartner</text:a> (2020-10-13); License: CC-BY-SA</text:p>
          </table:table-cell>
          <table:table-cell table:number-columns-repeated="1023"/>
        </table:table-row>
        <table:table-row table:style-name="ro2">
          <table:table-cell office:value-type="string" calcext:value-type="string" table:number-columns-spanned="1024" table:number-rows-spanned="1">
            <text:p>Data Source: <text:a xlink:href="https://h5pstudio.ecampusontario.ca/" xlink:type="simple">https://h5pstudio.ecampusontario.ca/</text:a></text:p>
          </table:table-cell>
          <table:covered-table-cell table:number-columns-repeated="1023"/>
        </table:table-row>
      </table:table>
      <table:table table:name="CTs-overall" table:style-name="ta1">
        <office:forms form:automatic-focus="false" form:apply-design-mode="false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ontentType</text:p>
          </table:table-cell>
          <table:table-cell office:value-type="string" calcext:value-type="string">
            <text:p>Overall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office:value-type="float" office:value="2" calcext:value-type="float">
            <text:p>2</text:p>
          </table:table-cell>
        </table:table-row>
      </table:table>
      <table:table table:name="CTs by subject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ntentType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Technology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CTs_sum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ContentType</text:p>
          </table:table-cell>
          <table:table-cell office:value-type="string" calcext:value-type="string">
            <text:p>Overall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rt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Philosophy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Society</text:p>
          </table:table-cell>
          <table:table-cell office:value-type="string" calcext:value-type="string">
            <text:p>Technology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Accordion</text:p>
          </table:table-cell>
          <table:table-cell office:value-type="float" office:value="119" calcext:value-type="float">
            <text:p>1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SUM([.C2:.Q2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dvanced fill the blank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:.Q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amotto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4:.Q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thmetic Quiz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5:.Q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dio Record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C6:.Q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ranching Scenario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C7:.Q7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ar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C8:.Q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9:.Q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olumn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0:.Q10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ourse Presentation</text:p>
          </table:table-cell>
          <table:table-cell office:value-type="float" office:value="118" calcext:value-type="float">
            <text:p>11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C11:.Q11]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Dialog Cards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12:.Q12]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Dictatio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13:.Q1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ocumentation Too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SUM([.C14:.Q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rag and Drop</text:p>
          </table:table-cell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C15:.Q1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ag Text</text:p>
          </table:table-cell>
          <table:table-cell office:value-type="float" office:value="117" calcext:value-type="float">
            <text:p>11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6:.Q16]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Essay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7:.Q17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ill in the Blanks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SUM([.C18:.Q18]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ind Multiple Hotspot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19:.Q19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ind the Hotspot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20:.Q20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d the Word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SUM([.C21:.Q21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Flashcards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SUM([.C22:.Q22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uess the Answer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23:.Q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frame Embedd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24:.Q24]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mage Hotspots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SUM([.C25:.Q25]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mage Juxtapositio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6:.Q26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mage Pairing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27:.Q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 Sequencing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C28:.Q2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mage Slid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9:.Q29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mpressive Presentation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0:.Q3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active Book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1:.Q3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active Video</text:p>
          </table:table-cell>
          <table:table-cell office:value-type="float" office:value="120" calcext:value-type="float">
            <text:p>12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SUM([.C32:.Q32]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KewAR Code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3:.Q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k the Words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4:.Q34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emory Gam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5:.Q3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C36:.Q36]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rsonality Quiz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7:.Q3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uestionnaire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38:.Q3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estion Set</text:p>
          </table:table-cell>
          <table:table-cell office:value-type="float" office:value="196" calcext:value-type="float">
            <text:p>19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SUM([.C39:.Q39]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ingle Choice Set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C40:.Q4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peak the Words</text:p>
          </table:table-cell>
          <table:table-cell table:number-columns-repeated="16" office:value-type="float" office:value="0" calcext:value-type="float">
            <text:p>0</text:p>
          </table:table-cell>
          <table:table-cell table:formula="of:=SUM([.C41:.Q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ak the Words Set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42:.Q42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C43:.Q4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imeline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44:.Q4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ue/False Question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45:.Q4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rtual Tour (360)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6:.Q4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46])" office:value-type="float" office:value="1257" calcext:value-type="float">
            <text:p>1257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table:formula="of:=SUM([.C47:.Q47])" office:value-type="float" office:value="1287" calcext:value-type="float">
            <text:p>12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.00.0000</text:date>, <text:time style:data-style-name="N2" text:time-value="12:50:08.196875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3T16:47:17.731631146</meta:creation-date>
    <dc:date>2020-10-22T12:51:45.323516778</dc:date>
    <meta:editing-duration>P2DT1H1M52S</meta:editing-duration>
    <meta:editing-cycles>45</meta:editing-cycles>
    <meta:generator>LibreOffice/6.4.5.2$MacOSX_X86_64 LibreOffice_project/a726b36747cf2001e06b58ad5db1aa3a9a1872d6</meta:generator>
    <meta:print-date>2020-10-21T15:56:20.297922759</meta:print-date>
    <meta:document-statistic meta:table-count="4" meta:cell-count="1677" meta:object-count="0"/>
  </office:meta>
</office:document-meta>
</file>